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e600" officeooo:paragraph-rsid="001ee600" style:font-weight-asian="bold" style:font-weight-complex="bold"/>
    </style:style>
    <style:style style:name="P2" style:family="paragraph" style:parent-style-name="Standard">
      <style:text-properties fo:font-weight="bold" officeooo:rsid="0020897d" officeooo:paragraph-rsid="0020897d" style:font-weight-asian="bold" style:font-weight-complex="bold"/>
    </style:style>
    <style:style style:name="P3" style:family="paragraph" style:parent-style-name="Standard">
      <style:text-properties fo:font-weight="bold" officeooo:rsid="0020a505" officeooo:paragraph-rsid="0020a505" style:font-weight-asian="bold" style:font-weight-complex="bold"/>
    </style:style>
    <style:style style:name="P4" style:family="paragraph" style:parent-style-name="Standard">
      <style:text-properties fo:font-weight="bold" officeooo:rsid="0023a26e" officeooo:paragraph-rsid="0023a26e" style:font-weight-asian="bold" style:font-weight-complex="bold"/>
    </style:style>
    <style:style style:name="P5" style:family="paragraph" style:parent-style-name="Standard">
      <style:text-properties fo:font-weight="bold" officeooo:rsid="00258b76" officeooo:paragraph-rsid="00270742" style:font-weight-asian="bold" style:font-weight-complex="bold"/>
    </style:style>
    <style:style style:name="P6" style:family="paragraph" style:parent-style-name="Standard">
      <style:text-properties fo:font-weight="bold" officeooo:rsid="00270742" officeooo:paragraph-rsid="00270742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officeooo:rsid="0005ac4b" officeooo:paragraph-rsid="00270742" style:font-weight-asian="bold" style:font-weight-complex="bold"/>
    </style:style>
    <style:style style:name="P8" style:family="paragraph" style:parent-style-name="Standard">
      <style:text-properties fo:font-weight="bold" officeooo:rsid="0005ac4b" officeooo:paragraph-rsid="0028f2f3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officeooo:rsid="0005ac4b" officeooo:paragraph-rsid="0028f2f3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officeooo:rsid="0005ac4b" officeooo:paragraph-rsid="0029c8b8" style:font-weight-asian="bold" style:font-weight-complex="bold"/>
    </style:style>
    <style:style style:name="P11" style:family="paragraph" style:parent-style-name="Standard">
      <style:text-properties fo:font-weight="bold" officeooo:rsid="0005ac4b" officeooo:paragraph-rsid="0029c8b8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officeooo:rsid="0029c8b8" officeooo:paragraph-rsid="0029c8b8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bold" officeooo:rsid="002ae482" officeooo:paragraph-rsid="002c2ae7" style:font-weight-asian="bold" style:font-weight-complex="bold"/>
    </style:style>
    <style:style style:name="P14" style:family="paragraph" style:parent-style-name="Standard">
      <style:text-properties fo:font-weight="normal" officeooo:rsid="001ee600" officeooo:paragraph-rsid="001ee600" style:font-weight-asian="normal" style:font-weight-complex="normal"/>
    </style:style>
    <style:style style:name="P15" style:family="paragraph" style:parent-style-name="Standard">
      <style:text-properties fo:font-weight="normal" officeooo:rsid="0020897d" officeooo:paragraph-rsid="0020897d" style:font-weight-asian="normal" style:font-weight-complex="normal"/>
    </style:style>
    <style:style style:name="P16" style:family="paragraph" style:parent-style-name="Standard">
      <style:text-properties fo:font-weight="normal" officeooo:rsid="0020a505" officeooo:paragraph-rsid="0020a505" style:font-weight-asian="normal" style:font-weight-complex="normal"/>
    </style:style>
    <style:style style:name="P17" style:family="paragraph" style:parent-style-name="Standard">
      <style:text-properties fo:font-weight="normal" officeooo:rsid="0023a26e" officeooo:paragraph-rsid="0023a26e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05ac4b" officeooo:paragraph-rsid="00270742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05ac4b" officeooo:paragraph-rsid="0028f2f3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rsid="0005ac4b" officeooo:paragraph-rsid="0029c8b8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normal" officeooo:rsid="0029c8b8" officeooo:paragraph-rsid="0029c8b8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normal" officeooo:rsid="002ae482" officeooo:paragraph-rsid="002ae482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bold" officeooo:rsid="00304dd3" officeooo:paragraph-rsid="00304dd3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bold" officeooo:rsid="0005ac4b" officeooo:paragraph-rsid="00324cec" style:font-weight-asian="bold" style:font-weight-complex="bold"/>
    </style:style>
    <style:style style:name="P25" style:family="paragraph" style:parent-style-name="Standard">
      <style:text-properties fo:font-weight="bold" officeooo:rsid="0005ac4b" officeooo:paragraph-rsid="00324cec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bold" officeooo:rsid="00312850" officeooo:paragraph-rsid="00312850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weight="bold" officeooo:rsid="00324cec" officeooo:paragraph-rsid="00324cec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bold" officeooo:rsid="00324cec" officeooo:paragraph-rsid="0033eb3c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bold" officeooo:rsid="0033eb3c" officeooo:paragraph-rsid="0033eb3c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weight="normal" officeooo:rsid="00304dd3" officeooo:paragraph-rsid="00304dd3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weight="normal" officeooo:rsid="00324cec" officeooo:paragraph-rsid="0033eb3c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weight="normal" officeooo:rsid="0033eb3c" officeooo:paragraph-rsid="0033eb3c" style:font-weight-asian="normal" style:font-weight-complex="normal"/>
    </style:style>
    <style:style style:name="T1" style:family="text">
      <style:text-properties officeooo:rsid="0005ac4b"/>
    </style:style>
    <style:style style:name="T2" style:family="text">
      <style:text-properties officeooo:rsid="0028f2f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1285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p Program in java </text:p>
      <text:p text:style-name="P1"/>
      <text:p text:style-name="P1">1) <text:span text:style-name="T1">print factorial of a number.</text:span></text:p>
      <text:p text:style-name="P1"/>
      <text:p text:style-name="P14">//Find factorial of number</text:p>
      <text:p text:style-name="P14">import java.util.Scanner;</text:p>
      <text:p text:style-name="P14">class Question1 </text:p>
      <text:p text:style-name="P14">{</text:p>
      <text:p text:style-name="P14"><text:tab/>public static void main(String args[])</text:p>
      <text:p text:style-name="P14"><text:tab/>{</text:p>
      <text:p text:style-name="P14"><text:tab/><text:tab/>int i=1,f=1;</text:p>
      <text:p text:style-name="P14"><text:tab/><text:tab/></text:p>
      <text:p text:style-name="P14"><text:tab/><text:tab/>Scanner scan = new Scanner(System.in);</text:p>
      <text:p text:style-name="P14"><text:tab/><text:tab/>System.out.print("Enter any number : ");</text:p>
      <text:p text:style-name="P14"><text:tab/><text:tab/>int num = scan.nextInt();</text:p>
      <text:p text:style-name="P14"><text:tab/><text:tab/></text:p>
      <text:p text:style-name="P14"><text:tab/><text:tab/>for(; i&lt;=num ; i++)</text:p>
      <text:p text:style-name="P14"><text:tab/><text:tab/>{</text:p>
      <text:p text:style-name="P14"><text:tab/><text:tab/><text:tab/>f = f*i;</text:p>
      <text:p text:style-name="P14"><text:tab/><text:tab/>}</text:p>
      <text:p text:style-name="P14"><text:tab/><text:tab/></text:p>
      <text:p text:style-name="P14"><text:tab/><text:tab/>System.out.println("Factorial is "+f);</text:p>
      <text:p text:style-name="P14"><text:tab/>}</text:p>
      <text:p text:style-name="P14">}</text:p>
      <text:p text:style-name="P14"/>
      <text:p text:style-name="P2">2)<text:span text:style-name="T1">print sum of digits in array of 10. </text:span></text:p>
      <text:p text:style-name="P2"/>
      <text:p text:style-name="P15">//[print sum of array of 10 digits</text:p>
      <text:p text:style-name="P15">class Question2</text:p>
      <text:p text:style-name="P15">{</text:p>
      <text:p text:style-name="P15"><text:tab/>public static void main(String args[])</text:p>
      <text:p text:style-name="P15"><text:tab/>{</text:p>
      <text:p text:style-name="P15"><text:tab/><text:tab/>int arr[] = {10,20,30,40,50,60,70,80,90,100};</text:p>
      <text:p text:style-name="P15"><text:tab/><text:tab/>System.out.print("Array is");</text:p>
      <text:p text:style-name="P15"><text:tab/><text:tab/>for(int i = 0;i&lt;arr.length;i++)</text:p>
      <text:p text:style-name="P15"><text:tab/><text:tab/>{</text:p>
      <text:p text:style-name="P15"><text:tab/><text:tab/><text:tab/>System.out.print(" "+arr[i]);</text:p>
      <text:p text:style-name="P15"><text:tab/><text:tab/>}</text:p>
      <text:p text:style-name="P15"><text:tab/><text:tab/></text:p>
      <text:p text:style-name="P15"><text:tab/><text:tab/></text:p>
      <text:p text:style-name="P15"><text:tab/><text:tab/>int sum = 0;</text:p>
      <text:p text:style-name="P15"><text:tab/><text:tab/>for(int i =0; i&lt;arr.length ; i++)</text:p>
      <text:p text:style-name="P15"><text:tab/><text:tab/>{</text:p>
      <text:p text:style-name="P15"><text:tab/><text:tab/><text:tab/>sum = sum + arr[i];<text:tab/></text:p>
      <text:p text:style-name="P15"><text:tab/><text:tab/>}</text:p>
      <text:p text:style-name="P15"><text:tab/><text:tab/></text:p>
      <text:p text:style-name="P15"><text:tab/><text:tab/>System.out.println("\nSum is "+sum);</text:p>
      <text:p text:style-name="P15"><text:tab/>}</text:p>
      <text:p text:style-name="P15">}</text:p>
      <text:p text:style-name="P15"/>
      <text:p text:style-name="P15"/>
      <text:p text:style-name="P15"/>
      <text:p text:style-name="P3"><text:soft-page-break/>3)MAtrix Addition 3X3</text:p>
      <text:p text:style-name="P16">class Question3</text:p>
      <text:p text:style-name="P16">{</text:p>
      <text:p text:style-name="P16"><text:tab/>public static void main(String args[])</text:p>
      <text:p text:style-name="P16"><text:tab/>{</text:p>
      <text:p text:style-name="P16"><text:tab/><text:tab/>int a[][] = {{1,2,3},{4,5,6},{7,3,1}};</text:p>
      <text:p text:style-name="P16"><text:tab/><text:tab/>int b[][] = {{1,2,3},{4,5,6},{7,3,1}};</text:p>
      <text:p text:style-name="P16"><text:tab/><text:tab/>int c[][] = new int[3][3];</text:p>
      <text:p text:style-name="P16"><text:tab/><text:tab/></text:p>
      <text:p text:style-name="P16"><text:tab/><text:tab/>for(int i=0;i&lt;3;i++)</text:p>
      <text:p text:style-name="P16"><text:tab/><text:tab/>{</text:p>
      <text:p text:style-name="P16"><text:tab/><text:tab/><text:tab/>for(int j=0;j&lt;3;j++)</text:p>
      <text:p text:style-name="P16"><text:tab/><text:tab/><text:tab/>{</text:p>
      <text:p text:style-name="P16"><text:tab/><text:tab/><text:tab/><text:tab/>c[i][j] = a[i][j] + b[i][j];</text:p>
      <text:p text:style-name="P16"><text:tab/><text:tab/><text:tab/>}</text:p>
      <text:p text:style-name="P16"><text:tab/><text:tab/>}</text:p>
      <text:p text:style-name="P16"><text:tab/><text:tab/></text:p>
      <text:p text:style-name="P16"><text:tab/><text:tab/>System.out.println("Addition of 3x3 matrix :");</text:p>
      <text:p text:style-name="P16"><text:tab/><text:tab/></text:p>
      <text:p text:style-name="P16"><text:tab/><text:tab/>for(int i=0;i&lt;3;i++)</text:p>
      <text:p text:style-name="P16"><text:tab/><text:tab/>{</text:p>
      <text:p text:style-name="P16"><text:tab/><text:tab/><text:tab/>for(int j=0;j&lt;3;j++)</text:p>
      <text:p text:style-name="P16"><text:tab/><text:tab/><text:tab/>{</text:p>
      <text:p text:style-name="P16"><text:tab/><text:tab/><text:tab/><text:tab/>System.out.print(" "+c[i][j]);</text:p>
      <text:p text:style-name="P16"><text:tab/><text:tab/><text:tab/>}</text:p>
      <text:p text:style-name="P16"><text:tab/><text:tab/><text:tab/>System.out.println();</text:p>
      <text:p text:style-name="P16"><text:tab/><text:tab/>}</text:p>
      <text:p text:style-name="P16"><text:tab/><text:tab/></text:p>
      <text:p text:style-name="P16"><text:tab/>}</text:p>
      <text:p text:style-name="P16">}</text:p>
      <text:p text:style-name="P16"/>
      <text:p text:style-name="P4">4)<text:span text:style-name="T1">Write a program for string operations in </text:span>java (<text:span text:style-name="T1">c++</text:span>)<text:span text:style-name="T1"> using string and cstring type.</text:span></text:p>
      <text:p text:style-name="P4"/>
      <text:p text:style-name="P17">class Question4</text:p>
      <text:p text:style-name="P17">{</text:p>
      <text:p text:style-name="P17"><text:tab/>public static void <text:s/>main(String args[])</text:p>
      <text:p text:style-name="P17"><text:tab/>{</text:p>
      <text:p text:style-name="P17"><text:tab/><text:tab/>String str = "Hello Everyone";</text:p>
      <text:p text:style-name="P17"><text:tab/><text:tab/>String str1 = str.replace("l","m");</text:p>
      <text:p text:style-name="P17"><text:tab/><text:tab/></text:p>
      <text:p text:style-name="P17"><text:tab/><text:tab/>System.out.println("str = "+str);</text:p>
      <text:p text:style-name="P17"><text:tab/><text:tab/>System.out.println("str1 = "+str1);</text:p>
      <text:p text:style-name="P17"><text:tab/><text:tab/></text:p>
      <text:p text:style-name="P17"><text:tab/><text:tab/>String str2 = new String("Hello Everyone");</text:p>
      <text:p text:style-name="P17"><text:tab/><text:tab/>String str3 = str2.concat(" SGGS");</text:p>
      <text:p text:style-name="P17"><text:tab/><text:tab/></text:p>
      <text:p text:style-name="P17"><text:tab/><text:tab/>System.out.println("str2 = "+str2);</text:p>
      <text:p text:style-name="P17"><text:tab/><text:tab/>System.out.println("str3 = "+str3);</text:p>
      <text:p text:style-name="P17"><text:tab/>}</text:p>
      <text:p text:style-name="P17">}</text:p>
      <text:p text:style-name="P17"/>
      <text:p text:style-name="P17"/>
      <text:p text:style-name="P4"><text:soft-page-break/>5)<text:span text:style-name="T1">WAP to <text:s/>find the sum of all elements in an array using recursion.</text:span></text:p>
      <text:p text:style-name="P4"/>
      <text:p text:style-name="P17">class Question5</text:p>
      <text:p text:style-name="P17">{</text:p>
      <text:p text:style-name="P17"><text:tab/>public static void main(String args[])</text:p>
      <text:p text:style-name="P17"><text:tab/>{</text:p>
      <text:p text:style-name="P17"><text:tab/></text:p>
      <text:p text:style-name="P17"><text:tab/><text:tab/>int a[] = {1, 2,3,4,5,6,7,8,9};</text:p>
      <text:p text:style-name="P17"><text:tab/><text:tab/>int size = a.length;</text:p>
      <text:p text:style-name="P17"><text:tab/><text:tab/></text:p>
      <text:p text:style-name="P17"><text:tab/><text:tab/>System.out.print("Array is :");</text:p>
      <text:p text:style-name="P17"><text:tab/><text:tab/>for(int i=0; i&lt;size; i++)</text:p>
      <text:p text:style-name="P17"><text:tab/><text:tab/>{</text:p>
      <text:p text:style-name="P17"><text:tab/><text:tab/><text:tab/>System.out.print(" "+a[i]);</text:p>
      <text:p text:style-name="P17"><text:tab/><text:tab/>}</text:p>
      <text:p text:style-name="P17"><text:tab/><text:tab/></text:p>
      <text:p text:style-name="P17"><text:tab/><text:tab/>int sum = arraySum(a,size);</text:p>
      <text:p text:style-name="P17"><text:tab/><text:tab/>System.out.println("\nSum of array is "+sum);</text:p>
      <text:p text:style-name="P17"><text:tab/>}</text:p>
      <text:p text:style-name="P17"><text:tab/></text:p>
      <text:p text:style-name="P17"><text:tab/>public static int arraySum(int arr[],int s)</text:p>
      <text:p text:style-name="P17"><text:tab/>{</text:p>
      <text:p text:style-name="P17"><text:tab/><text:tab/>if(s&lt;=0)</text:p>
      <text:p text:style-name="P17"><text:tab/><text:tab/>{</text:p>
      <text:p text:style-name="P17"><text:tab/><text:tab/><text:tab/>return 0;</text:p>
      <text:p text:style-name="P17"><text:tab/><text:tab/>}</text:p>
      <text:p text:style-name="P17"><text:tab/><text:tab/>else</text:p>
      <text:p text:style-name="P17"><text:tab/><text:tab/>{</text:p>
      <text:p text:style-name="P17"><text:tab/><text:tab/><text:tab/>return (arraySum(arr,s-1) +arr[s-1]);</text:p>
      <text:p text:style-name="P17"><text:tab/><text:tab/>}</text:p>
      <text:p text:style-name="P17"><text:tab/>}</text:p>
      <text:p text:style-name="P17">}</text:p>
      <text:p text:style-name="P17"/>
      <text:p text:style-name="P17"/>
      <text:p text:style-name="P5">6)<text:span text:style-name="T1">WAP to perform <text:s/>math operation ( + - * / ) using Inline function</text:span></text:p>
      <text:p text:style-name="P5"/>
      <text:p text:style-name="P6">7)<text:span text:style-name="T1">Create a class of student and perform following operations</text:span></text:p>
      <text:p text:style-name="P7">1. Get user data - roll no, name, marks</text:p>
      <text:p text:style-name="P7">2. Calculate - total, grades</text:p>
      <text:p text:style-name="P7">3. Print data</text:p>
      <text:p text:style-name="P7">4. Create class object single and multiple</text:p>
      <text:p text:style-name="P7"/>
      <text:p text:style-name="P18">/*</text:p>
      <text:p text:style-name="P18">Create a class of student and perform following operations</text:p>
      <text:p text:style-name="P18">1. Get user data - roll no, name, marks</text:p>
      <text:p text:style-name="P18">2. Calculate - total, grades</text:p>
      <text:p text:style-name="P18">3. Print data</text:p>
      <text:p text:style-name="P18">4. Create class object single and multiple</text:p>
      <text:p text:style-name="P18">*/</text:p>
      <text:p text:style-name="P18"/>
      <text:p text:style-name="P18">class Student</text:p>
      <text:p text:style-name="P18">{</text:p>
      <text:p text:style-name="P18"><text:soft-page-break/><text:tab/>int rn,marks;</text:p>
      <text:p text:style-name="P18"><text:tab/>String name;</text:p>
      <text:p text:style-name="P18"><text:tab/>int total;</text:p>
      <text:p text:style-name="P18"><text:tab/>char grade;</text:p>
      <text:p text:style-name="P18"><text:tab/></text:p>
      <text:p text:style-name="P18"><text:tab/>Student(int rollno, String n,int marks)</text:p>
      <text:p text:style-name="P18"><text:tab/>{</text:p>
      <text:p text:style-name="P18"><text:tab/><text:tab/>this.rn = rollno;</text:p>
      <text:p text:style-name="P18"><text:tab/><text:tab/>this.name = n;</text:p>
      <text:p text:style-name="P18"><text:tab/><text:tab/>this.marks = marks;</text:p>
      <text:p text:style-name="P18"><text:tab/>}</text:p>
      <text:p text:style-name="P18"><text:tab/></text:p>
      <text:p text:style-name="P18"><text:tab/>public static void main(String args[])</text:p>
      <text:p text:style-name="P18"><text:tab/>{</text:p>
      <text:p text:style-name="P18"><text:tab/><text:tab/>Student s1 = new Student(101,"JACK",80);</text:p>
      <text:p text:style-name="P18"><text:tab/><text:tab/>s1.displayData();</text:p>
      <text:p text:style-name="P18"><text:tab/><text:tab/>s1.calculate();</text:p>
      <text:p text:style-name="P18"><text:tab/><text:tab/></text:p>
      <text:p text:style-name="P18"><text:tab/><text:tab/>Student s2 = new Student(302,"Vaibhavi",95);</text:p>
      <text:p text:style-name="P18"><text:tab/><text:tab/>s2.displayData();</text:p>
      <text:p text:style-name="P18"><text:tab/><text:tab/>s2.calculate();</text:p>
      <text:p text:style-name="P18"><text:tab/><text:tab/></text:p>
      <text:p text:style-name="P18"><text:tab/><text:tab/>Student s3 = new Student(604,"Rohan",63);</text:p>
      <text:p text:style-name="P18"><text:tab/><text:tab/>s3.displayData();</text:p>
      <text:p text:style-name="P18"><text:tab/><text:tab/>s3.calculate();</text:p>
      <text:p text:style-name="P18"><text:tab/>}</text:p>
      <text:p text:style-name="P18"><text:tab/></text:p>
      <text:p text:style-name="P18"><text:tab/>public void displayData()</text:p>
      <text:p text:style-name="P18"><text:tab/>{</text:p>
      <text:p text:style-name="P18"><text:tab/><text:tab/>System.out.println("Roll Number = "+rn);</text:p>
      <text:p text:style-name="P18"><text:tab/><text:tab/>System.out.println("Student Name = "+name);</text:p>
      <text:p text:style-name="P18"><text:tab/><text:tab/>System.out.println("Marks = "+marks);</text:p>
      <text:p text:style-name="P18"><text:tab/>}</text:p>
      <text:p text:style-name="P18"><text:tab/></text:p>
      <text:p text:style-name="P18"><text:tab/>public void calculate()</text:p>
      <text:p text:style-name="P18"><text:tab/>{</text:p>
      <text:p text:style-name="P18"><text:tab/><text:tab/>total = marks;</text:p>
      <text:p text:style-name="P18"><text:tab/><text:tab/></text:p>
      <text:p text:style-name="P18"><text:tab/><text:tab/>if(total &gt;= 90)</text:p>
      <text:p text:style-name="P18"><text:tab/><text:tab/><text:tab/>grade = 'A';</text:p>
      <text:p text:style-name="P18"><text:tab/><text:tab/>else if(total &gt;= 80)</text:p>
      <text:p text:style-name="P18"><text:tab/><text:tab/><text:tab/>grade = 'B';</text:p>
      <text:p text:style-name="P18"><text:tab/><text:tab/>else if(total &gt;= 70)</text:p>
      <text:p text:style-name="P18"><text:tab/><text:tab/><text:tab/>grade = 'C';</text:p>
      <text:p text:style-name="P18"><text:tab/><text:tab/>else if(total &gt;= 60)</text:p>
      <text:p text:style-name="P18"><text:tab/><text:tab/><text:tab/>grade = 'D';</text:p>
      <text:p text:style-name="P18"><text:tab/><text:tab/><text:tab/></text:p>
      <text:p text:style-name="P18"><text:tab/><text:tab/>System.out.println("Total = "+total);</text:p>
      <text:p text:style-name="P18"><text:tab/><text:tab/>System.out.println("Grade = "+grade+"\n");</text:p>
      <text:p text:style-name="P18"><text:tab/>}</text:p>
      <text:p text:style-name="P18"><text:tab/></text:p>
      <text:p text:style-name="P18">}</text:p>
      <text:p text:style-name="P7"><text:soft-page-break/></text:p>
      <text:p text:style-name="P8"><text:span text:style-name="T2">8)</text:span> WAP of bank class with following details </text:p>
      <text:p text:style-name="P8">1. Customer name, Account no. Bank name, account type, balance </text:p>
      <text:p text:style-name="P8">2. Operations</text:p>
      <text:p text:style-name="P8">2.1 get customer data</text:p>
      <text:p text:style-name="P8">2.2 print customer data</text:p>
      <text:p text:style-name="P8">2.3 debit given amount If balance is more than 2000</text:p>
      <text:p text:style-name="P8">2.4 credit given amount</text:p>
      <text:p text:style-name="P9">2.5 show balance</text:p>
      <text:p text:style-name="P9"/>
      <text:p text:style-name="P19">import java.util.Scanner;</text:p>
      <text:p text:style-name="P19">class Bank</text:p>
      <text:p text:style-name="P19">{</text:p>
      <text:p text:style-name="P19"><text:tab/>String cust_name , bank_name , acc_type ;</text:p>
      <text:p text:style-name="P19"><text:tab/>double balance,amount;</text:p>
      <text:p text:style-name="P19"><text:tab/>long acc_no;</text:p>
      <text:p text:style-name="P19"><text:tab/></text:p>
      <text:p text:style-name="P19"><text:tab/>Scanner scan = new Scanner(System.in);</text:p>
      <text:p text:style-name="P19"><text:tab/></text:p>
      <text:p text:style-name="P19"><text:tab/>public static void main(String args[])</text:p>
      <text:p text:style-name="P19"><text:tab/>{</text:p>
      <text:p text:style-name="P19"><text:tab/><text:tab/>Bank b = new Bank();<text:tab/></text:p>
      <text:p text:style-name="P19"><text:tab/><text:tab/>b.getData();</text:p>
      <text:p text:style-name="P19"><text:tab/><text:tab/>b.displayData();</text:p>
      <text:p text:style-name="P19"><text:tab/><text:tab/>b.debit();</text:p>
      <text:p text:style-name="P19"><text:tab/><text:tab/>b.credit();</text:p>
      <text:p text:style-name="P19"><text:tab/><text:tab/>b.balance();</text:p>
      <text:p text:style-name="P19"><text:tab/>}</text:p>
      <text:p text:style-name="P19"><text:tab/></text:p>
      <text:p text:style-name="P19"><text:tab/>public void getData()</text:p>
      <text:p text:style-name="P19"><text:tab/>{</text:p>
      <text:p text:style-name="P19"><text:tab/><text:tab/>System.out.print("Enter customer name : ");</text:p>
      <text:p text:style-name="P19"><text:tab/><text:tab/>cust_name = scan.nextLine();</text:p>
      <text:p text:style-name="P19"><text:tab/><text:tab/>System.out.print("Enter bank name : ");</text:p>
      <text:p text:style-name="P19"><text:tab/><text:tab/>bank_name = scan.nextLine();</text:p>
      <text:p text:style-name="P19"><text:tab/><text:tab/>System.out.print("Enter account type : ");</text:p>
      <text:p text:style-name="P19"><text:tab/><text:tab/>acc_type = scan.nextLine();</text:p>
      <text:p text:style-name="P19"><text:tab/><text:tab/>System.out.print("Enter Account Number : ");</text:p>
      <text:p text:style-name="P19"><text:tab/><text:tab/>acc_no = scan.nextInt();</text:p>
      <text:p text:style-name="P19"><text:tab/><text:tab/>System.out.print("Enter balance : ");</text:p>
      <text:p text:style-name="P19"><text:tab/><text:tab/>balance = scan.nextDouble();</text:p>
      <text:p text:style-name="P19"><text:tab/>}</text:p>
      <text:p text:style-name="P19"><text:tab/></text:p>
      <text:p text:style-name="P19"><text:tab/>public void displayData()</text:p>
      <text:p text:style-name="P19"><text:tab/>{</text:p>
      <text:p text:style-name="P19"><text:tab/><text:tab/>System.out.println("Customer name = "+ cust_name);</text:p>
      <text:p text:style-name="P19"><text:tab/><text:tab/>System.out.println("Account number = "+ acc_no);</text:p>
      <text:p text:style-name="P19"><text:tab/><text:tab/>System.out.println("Bank name = "+ bank_name);</text:p>
      <text:p text:style-name="P19"><text:tab/><text:tab/>System.out.println("Account type = "+ acc_type);</text:p>
      <text:p text:style-name="P19"><text:tab/><text:tab/>System.out.println("balance = "+ balance);</text:p>
      <text:p text:style-name="P19"><text:tab/>}</text:p>
      <text:p text:style-name="P19"><text:tab/></text:p>
      <text:p text:style-name="P19"><text:soft-page-break/><text:tab/>public void debit()</text:p>
      <text:p text:style-name="P19"><text:tab/>{</text:p>
      <text:p text:style-name="P19"><text:tab/><text:tab/>if(balance &gt;= 2000)</text:p>
      <text:p text:style-name="P19"><text:tab/><text:tab/>{</text:p>
      <text:p text:style-name="P19"><text:tab/><text:tab/><text:tab/>System.out.print("Enter amount you want to debit : ");</text:p>
      <text:p text:style-name="P19"><text:tab/><text:tab/><text:tab/>amount = scan.nextDouble();</text:p>
      <text:p text:style-name="P19"><text:tab/><text:tab/><text:tab/></text:p>
      <text:p text:style-name="P19"><text:tab/><text:tab/><text:tab/>balance = balance - amount;</text:p>
      <text:p text:style-name="P19"><text:tab/><text:tab/><text:tab/>System.out.println("Amount debited Successfully..");</text:p>
      <text:p text:style-name="P19"><text:tab/><text:tab/>}</text:p>
      <text:p text:style-name="P19"><text:tab/><text:tab/>else</text:p>
      <text:p text:style-name="P19"><text:tab/><text:tab/>{</text:p>
      <text:p text:style-name="P19"><text:tab/><text:tab/><text:tab/>System.out.println("You can't debit..");</text:p>
      <text:p text:style-name="P19"><text:tab/><text:tab/>}</text:p>
      <text:p text:style-name="P19"><text:tab/>}</text:p>
      <text:p text:style-name="P19"><text:tab/></text:p>
      <text:p text:style-name="P19"><text:tab/>public void credit()</text:p>
      <text:p text:style-name="P19"><text:tab/>{</text:p>
      <text:p text:style-name="P19"><text:tab/><text:tab/>System.out.print("Enter amount you want to credit : ");</text:p>
      <text:p text:style-name="P19"><text:tab/><text:tab/>amount = scan.nextDouble();</text:p>
      <text:p text:style-name="P19"><text:tab/><text:tab/></text:p>
      <text:p text:style-name="P19"><text:tab/><text:tab/>balance = balance + amount;</text:p>
      <text:p text:style-name="P19"><text:tab/><text:tab/>System.out.println("Amount credited Successfully..");<text:tab/></text:p>
      <text:p text:style-name="P19"><text:tab/>}</text:p>
      <text:p text:style-name="P19"><text:tab/></text:p>
      <text:p text:style-name="P19"><text:tab/>public void balance()</text:p>
      <text:p text:style-name="P19"><text:tab/>{</text:p>
      <text:p text:style-name="P19"><text:tab/><text:tab/>System.out.print("Balance is "+balance);</text:p>
      <text:p text:style-name="P19"><text:tab/>}</text:p>
      <text:p text:style-name="P19">}</text:p>
      <text:p text:style-name="P19"/>
      <text:p text:style-name="P21"/>
      <text:p text:style-name="P12">9)<text:span text:style-name="T1">WAP for class Triangle, Calculate area function, and pass the data using constructor, </text:span></text:p>
      <text:p text:style-name="P11">1. Default Constructor</text:p>
      <text:p text:style-name="P11">2. Parameter Constructor</text:p>
      <text:p text:style-name="P10">3. Copy Constructor</text:p>
      <text:p text:style-name="P10"/>
      <text:p text:style-name="P20"/>
      <text:p text:style-name="P20">class Triangle</text:p>
      <text:p text:style-name="P20">{</text:p>
      <text:p text:style-name="P20"><text:tab/>int base,height;</text:p>
      <text:p text:style-name="P20"><text:tab/></text:p>
      <text:p text:style-name="P20"><text:tab/>Triangle()</text:p>
      <text:p text:style-name="P20"><text:tab/>{</text:p>
      <text:p text:style-name="P20"><text:tab/><text:tab/>base = 5;</text:p>
      <text:p text:style-name="P20"><text:tab/><text:tab/>height = 10;</text:p>
      <text:p text:style-name="P20"><text:tab/>}</text:p>
      <text:p text:style-name="P20"><text:tab/></text:p>
      <text:p text:style-name="P20"><text:tab/>Triangle(int b , int h)</text:p>
      <text:p text:style-name="P20"><text:tab/>{</text:p>
      <text:p text:style-name="P20"><text:tab/><text:tab/>base = b;</text:p>
      <text:p text:style-name="P20"><text:tab/><text:tab/>height = h;</text:p>
      <text:p text:style-name="P20"><text:soft-page-break/><text:tab/>}</text:p>
      <text:p text:style-name="P20"><text:tab/></text:p>
      <text:p text:style-name="P20"><text:tab/>Triangle(Triangle tr)</text:p>
      <text:p text:style-name="P20"><text:tab/>{</text:p>
      <text:p text:style-name="P20"><text:tab/><text:tab/>base = tr.base;</text:p>
      <text:p text:style-name="P20"><text:tab/><text:tab/>height = tr.height;<text:tab/></text:p>
      <text:p text:style-name="P20"><text:tab/>}</text:p>
      <text:p text:style-name="P20"><text:tab/></text:p>
      <text:p text:style-name="P20"><text:tab/>public static void main(String args[])</text:p>
      <text:p text:style-name="P20"><text:tab/>{</text:p>
      <text:p text:style-name="P20"><text:tab/><text:tab/>Triangle tr1 = new Triangle();</text:p>
      <text:p text:style-name="P20"><text:tab/><text:tab/>System.out.println("Area of triangle is "+tr1.area());</text:p>
      <text:p text:style-name="P20"><text:tab/><text:tab/></text:p>
      <text:p text:style-name="P20"><text:tab/><text:tab/>Triangle tr2 = new Triangle(2,5);</text:p>
      <text:p text:style-name="P20"><text:tab/><text:tab/>System.out.println("Area of triangle is "+tr2.area());</text:p>
      <text:p text:style-name="P20"><text:tab/><text:tab/></text:p>
      <text:p text:style-name="P20"><text:tab/><text:tab/>Triangle tr3 = new Triangle(tr2);</text:p>
      <text:p text:style-name="P20"><text:tab/><text:tab/>System.out.println("Area of triangle is "+tr3.area());</text:p>
      <text:p text:style-name="P20"><text:tab/>}</text:p>
      <text:p text:style-name="P20"><text:tab/></text:p>
      <text:p text:style-name="P20"><text:tab/>public float area()</text:p>
      <text:p text:style-name="P20"><text:tab/>{</text:p>
      <text:p text:style-name="P20"><text:tab/><text:tab/>float area = (float) (base*height)/2;</text:p>
      <text:p text:style-name="P20"><text:tab/><text:tab/>return area;</text:p>
      <text:p text:style-name="P20"><text:tab/>}</text:p>
      <text:p text:style-name="P20">}</text:p>
      <text:p text:style-name="P20"/>
      <text:p text:style-name="P22"/>
      <text:p text:style-name="P13">10)<text:span text:style-name="T1">WAP to find the MEAN value of a class Sample contains x and y variable by passing object to friend function</text:span></text:p>
      <text:p text:style-name="P23"/>
      <text:p text:style-name="P23"/>
      <text:p text:style-name="P23">11)<text:span text:style-name="T1">Implementation of single level inheritance and Multiple Inheritance.</text:span></text:p>
      <text:p text:style-name="P23"/>
      <text:p text:style-name="P23">Single Level Inhertance:-</text:p>
      <text:p text:style-name="P30">class Base</text:p>
      <text:p text:style-name="P30">{</text:p>
      <text:p text:style-name="P30"><text:tab/>int l , b;</text:p>
      <text:p text:style-name="P30"><text:tab/></text:p>
      <text:p text:style-name="P30"><text:tab/>Base(int len , int bre)</text:p>
      <text:p text:style-name="P30"><text:tab/>{</text:p>
      <text:p text:style-name="P30"><text:tab/><text:tab/>this.l = len;</text:p>
      <text:p text:style-name="P30"><text:tab/><text:tab/>this.b = bre;</text:p>
      <text:p text:style-name="P30"><text:tab/>}</text:p>
      <text:p text:style-name="P30"><text:tab/></text:p>
      <text:p text:style-name="P30"><text:tab/>public int area()</text:p>
      <text:p text:style-name="P30"><text:tab/>{</text:p>
      <text:p text:style-name="P30"><text:tab/><text:tab/>int area = l*b;</text:p>
      <text:p text:style-name="P30"><text:tab/><text:tab/>return area;</text:p>
      <text:p text:style-name="P30"><text:tab/>}</text:p>
      <text:p text:style-name="P30">}</text:p>
      <text:p text:style-name="P30"/>
      <text:p text:style-name="P30"><text:soft-page-break/>class Child extends Base</text:p>
      <text:p text:style-name="P30">{</text:p>
      <text:p text:style-name="P30"><text:tab/>int h;</text:p>
      <text:p text:style-name="P30"><text:tab/></text:p>
      <text:p text:style-name="P30"><text:tab/>Child(int len , int bre, int hei)</text:p>
      <text:p text:style-name="P30"><text:tab/>{<text:tab/></text:p>
      <text:p text:style-name="P30"><text:tab/><text:tab/>super(len,bre);</text:p>
      <text:p text:style-name="P30"><text:tab/><text:tab/>this.h = hei;</text:p>
      <text:p text:style-name="P30"><text:tab/>}</text:p>
      <text:p text:style-name="P30"><text:tab/></text:p>
      <text:p text:style-name="P30"><text:tab/>public int volume()</text:p>
      <text:p text:style-name="P30"><text:tab/>{</text:p>
      <text:p text:style-name="P30"><text:tab/><text:tab/>return l*h*b;</text:p>
      <text:p text:style-name="P30"><text:tab/>}</text:p>
      <text:p text:style-name="P30">}</text:p>
      <text:p text:style-name="P30"/>
      <text:p text:style-name="P30">class Sample</text:p>
      <text:p text:style-name="P30">{</text:p>
      <text:p text:style-name="P30"><text:tab/>public static void main(String args[])</text:p>
      <text:p text:style-name="P30"><text:tab/>{</text:p>
      <text:p text:style-name="P30"><text:tab/><text:tab/>Child ch = new Child(10,20,30);</text:p>
      <text:p text:style-name="P30"><text:tab/><text:tab/>System.out.println("Area is "+ch.area());</text:p>
      <text:p text:style-name="P30"><text:tab/><text:tab/>System.out.println("Volume is "+ch.volume());</text:p>
      <text:p text:style-name="P30"><text:tab/>}</text:p>
      <text:p text:style-name="P30">}</text:p>
      <text:p text:style-name="P30"/>
      <text:p text:style-name="P30"/>
      <text:p text:style-name="P23">Multiple Inheritance :- <text:span text:style-name="T3">There is no concept of multiple inheritance in java. </text:span><text:span text:style-name="T4">That is , classes in java cannot have more than one superclass.</text:span></text:p>
      <text:p text:style-name="P23"><text:span text:style-name="T4"/></text:p>
      <text:p text:style-name="P26">12)<text:span text:style-name="T1">WAP to implement function pointer.</text:span></text:p>
      <text:p text:style-name="P26"/>
      <text:p text:style-name="P27">13)<text:span text:style-name="T1">WAP to implement exception handling mechanism for divide by zero and array index out of bounds exception</text:span></text:p>
      <text:p text:style-name="P25"/>
      <text:p text:style-name="P28"><text:span text:style-name="T1">divide by zero:-</text:span></text:p>
      <text:p text:style-name="P31">class Sample</text:p>
      <text:p text:style-name="P31">{</text:p>
      <text:p text:style-name="P31"><text:tab/>public static void main(String args[])</text:p>
      <text:p text:style-name="P31"><text:tab/>{</text:p>
      <text:p text:style-name="P31"><text:tab/><text:tab/>int a= 10 <text:s/>, b = 0;</text:p>
      <text:p text:style-name="P31"><text:tab/><text:tab/>float c;</text:p>
      <text:p text:style-name="P31"><text:tab/><text:tab/></text:p>
      <text:p text:style-name="P31"><text:tab/><text:tab/>try</text:p>
      <text:p text:style-name="P31"><text:tab/><text:tab/>{</text:p>
      <text:p text:style-name="P31"><text:tab/><text:tab/><text:tab/>c = a/b;</text:p>
      <text:p text:style-name="P31"><text:tab/><text:tab/><text:tab/>System.out.println("c = "+c);</text:p>
      <text:p text:style-name="P31"><text:tab/><text:tab/>}</text:p>
      <text:p text:style-name="P31"><text:tab/><text:tab/>catch(Exception ex)</text:p>
      <text:p text:style-name="P31"><text:tab/><text:tab/>{</text:p>
      <text:p text:style-name="P31"><text:tab/><text:tab/><text:tab/>System.out.println("Divide by zero exception");</text:p>
      <text:p text:style-name="P31"><text:tab/><text:tab/>}</text:p>
      <text:p text:style-name="P31"><text:soft-page-break/><text:tab/>}</text:p>
      <text:p text:style-name="P31">}</text:p>
      <text:p text:style-name="P31"/>
      <text:p text:style-name="P29">array index out of bound:-</text:p>
      <text:p text:style-name="P32"/>
      <text:p text:style-name="P32">class Sample</text:p>
      <text:p text:style-name="P32">{</text:p>
      <text:p text:style-name="P32"><text:tab/>public static void main(String args[])</text:p>
      <text:p text:style-name="P32"><text:tab/>{</text:p>
      <text:p text:style-name="P32"><text:tab/><text:tab/>int arr[] = {10 , 20 , 30,40,50};</text:p>
      <text:p text:style-name="P32"><text:tab/><text:tab/></text:p>
      <text:p text:style-name="P32"><text:tab/><text:tab/>try</text:p>
      <text:p text:style-name="P32"><text:tab/><text:tab/>{</text:p>
      <text:p text:style-name="P32"><text:tab/><text:tab/><text:tab/>System.out.print("Array is ");</text:p>
      <text:p text:style-name="P32"><text:tab/><text:tab/><text:tab/>for(int i=0; i&lt;6; i++)</text:p>
      <text:p text:style-name="P32"><text:tab/><text:tab/><text:tab/>{</text:p>
      <text:p text:style-name="P32"><text:tab/><text:tab/><text:tab/><text:tab/>System.out.print(" "+arr[6]);</text:p>
      <text:p text:style-name="P32"><text:tab/><text:tab/><text:tab/>} </text:p>
      <text:p text:style-name="P32"><text:tab/><text:tab/><text:tab/>System.out.println();</text:p>
      <text:p text:style-name="P32"><text:tab/><text:tab/>}</text:p>
      <text:p text:style-name="P32"><text:tab/><text:tab/>catch(Exception ex)</text:p>
      <text:p text:style-name="P32"><text:tab/><text:tab/>{</text:p>
      <text:p text:style-name="P32"><text:tab/><text:tab/><text:tab/>System.out.println("Array index out of bound");</text:p>
      <text:p text:style-name="P32"><text:tab/><text:tab/>}</text:p>
      <text:p text:style-name="P32"><text:tab/>}</text:p>
      <text:p text:style-name="P32">}</text:p>
      <text:p text:style-name="P32"/>
      <text:p text:style-name="P32"/>
      <text:p text:style-name="P32"/>
      <text:p text:style-name="P25">Q14. WAP to <text:s/>read and write a binary disk file using streams</text:p>
      <text:p text:style-name="P25"/>
      <text:p text:style-name="P24">Q15. WAP to implement Function template and class templ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52:47.168646109</meta:creation-date>
    <dc:date>2024-03-25T21:59:49.174040011</dc:date>
    <meta:editing-duration>PT23M4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9" meta:paragraph-count="404" meta:word-count="1097" meta:character-count="7621" meta:non-whitespace-character-count="6302"/>
  </office:meta>
</office:document-meta>
</file>